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PageStyle_5f_1_5f_11_5f_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02cm solid #000000" fo:border-top="0.035cm solid #000000"/>
      <style:paragraph-properties fo:text-align="start" fo:margin-left="0.106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Arial1" style:font-name-asian="DejaVu Sans" style:font-name-complex="Arial1"/>
    </style:style>
    <style:style style:name="ce8" style:family="table-cell" style:parent-style-name="Default">
      <style:table-cell-properties style:diagonal-bl-tr="none" style:diagonal-tl-br="none" fo:border="none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02cm solid #000000" fo:border-top="0.002cm solid #000000"/>
      <style:paragraph-properties fo:text-align="start" fo:margin-left="0.106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order-left="0.088cm solid #000000" fo:border-right="0.002cm solid #000000" fo:border-top="0.035cm solid #000000"/>
      <style:paragraph-properties fo:text-align="start" fo:margin-left="0.106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style:text-align-source="fix" style:repeat-content="false" fo:border-left="0.088cm solid #000000" fo:border-right="0.035cm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88cm solid #000000" style:diagonal-bl-tr="none" style:diagonal-tl-br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88cm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0.088cm solid #000000" style:diagonal-bl-tr="none" style:diagonal-tl-br="non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Jav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6"/>
        <table:table-column table:style-name="co3" table:number-columns-repeated="4" table:default-cell-style-name="ce20"/>
        <table:table-column table:style-name="co3" table:default-cell-style-name="ce25"/>
        <table:table-column table:style-name="co3" table:number-columns-repeated="9" table:default-cell-style-name="ce20"/>
        <table:table-column table:style-name="co3" table:default-cell-style-name="ce25"/>
        <table:table-column table:style-name="co4" table:number-columns-repeated="213" table:default-cell-style-name="Default"/>
        <table:table-row table:style-name="ro1">
          <table:table-cell table:style-name="ce1" office:value-type="string" table:number-columns-spanned="2" table:number-rows-spanned="2">
            <text:p>Поток 1</text:p>
          </table:table-cell>
          <table:covered-table-cell table:style-name="ce9"/>
          <table:table-cell table:style-name="ce13" office:value-type="string" table:number-columns-spanned="6" table:number-rows-spanned="1">
            <text:p>Октябрь</text:p>
          </table:table-cell>
          <table:covered-table-cell table:number-columns-repeated="5" table:style-name="ce18"/>
          <table:table-cell table:style-name="ce13" office:value-type="string" table:number-columns-spanned="10" table:number-rows-spanned="1">
            <text:p>Ноябрь</text:p>
          </table:table-cell>
          <table:covered-table-cell table:number-columns-repeated="8" table:style-name="ce13"/>
          <table:covered-table-cell table:style-name="ce18"/>
          <table:table-cell table:number-columns-repeated="213"/>
        </table:table-row>
        <table:table-row table:style-name="ro1">
          <table:covered-table-cell table:style-name="ce2"/>
          <table:covered-table-cell table:style-name="ce10"/>
          <table:table-cell table:style-name="ce14" office:value-type="float" office:value="20" table:number-columns-spanned="2" table:number-rows-spanned="1">
            <text:p>20</text:p>
          </table:table-cell>
          <table:covered-table-cell table:style-name="ce14"/>
          <table:table-cell table:style-name="ce22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7" table:number-columns-spanned="2" table:number-rows-spanned="1">
            <text:p>27</text:p>
          </table:table-cell>
          <table:covered-table-cell table:style-name="ce23"/>
          <table:table-cell table:style-name="ce27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3" table:number-columns-spanned="2" table:number-rows-spanned="1">
            <text:p>3</text:p>
          </table:table-cell>
          <table:covered-table-cell table:style-name="ce14"/>
          <table:table-cell table:style-name="ce22" office:value-type="float" office:value="8" table:number-columns-spanned="2" table:number-rows-spanned="1">
            <text:p>8</text:p>
          </table:table-cell>
          <table:covered-table-cell table:style-name="ce14"/>
          <table:table-cell table:style-name="ce22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28" office:value-type="float" office:value="15" table:number-columns-spanned="2" table:number-rows-spanned="1">
            <text:p>15</text:p>
          </table:table-cell>
          <table:covered-table-cell table:style-name="ce23"/>
          <table:table-cell table:number-columns-repeated="2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Алейников</text:p>
          </table:table-cell>
          <table:table-cell table:style-name="ce15"/>
          <table:table-cell table:style-name="ce19" table:number-columns-repeated="4"/>
          <table:table-cell table:style-name="ce24"/>
          <table:table-cell table:style-name="ce19" table:number-columns-repeated="9"/>
          <table:table-cell table:style-name="ce24"/>
          <table:table-cell table:number-columns-repeated="2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Довлатян</text:p>
          </table:table-cell>
          <table:table-cell table:number-columns-repeated="22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зубенко</text:p>
          </table:table-cell>
          <table:table-cell table:number-columns-repeated="22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Лысенко</text:p>
          </table:table-cell>
          <table:table-cell table:number-columns-repeated="229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Скиренко</text:p>
          </table:table-cell>
          <table:table-cell table:number-columns-repeated="22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Федосеев</text:p>
          </table:table-cell>
          <table:table-cell table:number-columns-repeated="22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яков</text:p>
          </table:table-cell>
          <table:table-cell table:number-columns-repeated="22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Зайцева</text:p>
          </table:table-cell>
          <table:table-cell table:number-columns-repeated="22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атраков Михаил</text:p>
          </table:table-cell>
          <table:table-cell table:number-columns-repeated="229"/>
        </table:table-row>
        <table:table-row table:style-name="ro2">
          <table:table-cell table:style-name="ce6" office:value-type="float" office:value="10">
            <text:p>10</text:p>
          </table:table-cell>
          <table:table-cell office:value-type="string">
            <text:p>Белоусько Тихон</text:p>
          </table:table-cell>
          <table:table-cell table:number-columns-repeated="22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Буцев Виктор</text:p>
          </table:table-cell>
          <table:table-cell table:number-columns-repeated="22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Гаджиев Казанфар</text:p>
          </table:table-cell>
          <table:table-cell table:number-columns-repeated="22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Гончарова Александра</text:p>
          </table:table-cell>
          <table:table-cell table:number-columns-repeated="22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Зуев Семён</text:p>
          </table:table-cell>
          <table:table-cell table:number-columns-repeated="22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Изварин Владимир</text:p>
          </table:table-cell>
          <table:table-cell table:number-columns-repeated="22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ошелев Дмитрий</text:p>
          </table:table-cell>
          <table:table-cell table:number-columns-repeated="22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Линецкий Николай</text:p>
          </table:table-cell>
          <table:table-cell table:number-columns-repeated="22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Нисанова Галина</text:p>
          </table:table-cell>
          <table:table-cell table:number-columns-repeated="22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авловская Виктория</text:p>
          </table:table-cell>
          <table:table-cell table:number-columns-repeated="22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ак Владислав</text:p>
          </table:table-cell>
          <table:table-cell table:number-columns-repeated="22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Рыбин Иван</text:p>
          </table:table-cell>
          <table:table-cell table:number-columns-repeated="22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Троицкий Олег</text:p>
          </table:table-cell>
          <table:table-cell table:number-columns-repeated="229"/>
        </table:table-row>
        <table:table-row table:style-name="ro1" table:number-rows-repeated="2">
          <table:table-cell table:number-columns-repeated="231"/>
        </table:table-row>
        <table:table-row table:style-name="ro1">
          <table:table-cell table:style-name="ce7"/>
          <table:table-cell table:style-name="ce12"/>
          <table:table-cell table:style-name="ce17"/>
          <table:table-cell table:style-name="ce21" table:number-columns-repeated="4"/>
          <table:table-cell table:style-name="ce26"/>
          <table:table-cell table:style-name="ce21" table:number-columns-repeated="9"/>
          <table:table-cell table:style-name="ce26"/>
          <table:table-cell table:number-columns-repeated="213"/>
        </table:table-row>
        <table:table-row table:style-name="ro1">
          <table:table-cell table:style-name="ce8" table:number-columns-repeated="18"/>
          <table:table-cell table:number-columns-repeated="213"/>
        </table:table-row>
        <table:table-row table:style-name="ro1">
          <table:table-cell table:style-name="Default" table:number-columns-repeated="6"/>
          <table:table-cell table:style-name="ce8" table:number-columns-repeated="12"/>
          <table:table-cell table:number-columns-repeated="2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number-style style:name="N148">
      <number:number number:decimal-places="3" number:min-integer-digits="1"/>
    </number:number-style>
    <number:number-style style:name="N149">
      <number:number number:decimal-places="5" number:min-integer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0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1.651cm" fo:margin-right="0.584cm" style:scale-to="100%" style:writing-mode="lr-tb"/>
      <style:header-style>
        <style:header-footer-properties fo:min-height="0.751cm" fo:margin-left="0.249cm" fo:margin-right="1.316cm" fo:margin-bottom="0.25cm"/>
      </style:header-style>
      <style:footer-style>
        <style:header-footer-properties fo:min-height="0.751cm" fo:margin-left="0.249cm" fo:margin-right="1.316cm" fo:margin-top="0.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1.401cm" fo:margin-right="1.401cm" style:first-page-number="continue" style:scale-to="100%" style:writing-mode="lr-tb"/>
      <style:header-style>
        <style:header-footer-properties fo:min-height="0.751cm" fo:margin-left="0.499cm" fo:margin-right="0.499cm" fo:margin-bottom="0.25cm"/>
      </style:header-style>
      <style:footer-style>
        <style:header-footer-properties fo:min-height="0.751cm" fo:margin-left="0.499cm" fo:margin-right="0.49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2:49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_5f_11_5f_2" style:display-name="PageStyle_1_1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_5f_11_5f_3" style:display-name="PageStyle_2_11_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1-10-20T12:49:13</dc:date>
    <meta:print-date>2008-09-02T23:00:04</meta:print-date>
    <meta:editing-cycles>80</meta:editing-cycles>
    <meta:editing-duration>P3DT13H48M9S</meta:editing-duration>
    <dc:creator>Artem Pelenitsyn</dc:creator>
    <meta:document-statistic meta:table-count="1" meta:cell-count="55" meta:object-count="0"/>
    <meta:user-defined meta:name="Поле 1"/>
    <meta:user-defined meta:name="Поле 2"/>
    <meta:user-defined meta:name="Поле 3"/>
    <meta:user-defined meta:name="Поле 4"/>
  </office:meta>
</office:document-meta>
</file>